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bd746" officeooo:paragraph-rsid="000bd746"/>
    </style:style>
    <style:style style:name="P2" style:family="paragraph" style:parent-style-name="Standard">
      <style:text-properties fo:language="en" fo:country="US" officeooo:rsid="000bd746" officeooo:paragraph-rsid="000de00f"/>
    </style:style>
    <style:style style:name="P3" style:family="paragraph" style:parent-style-name="Standard">
      <style:text-properties fo:language="en" fo:country="US" officeooo:rsid="000ed8f7" officeooo:paragraph-rsid="000ed8f7"/>
    </style:style>
    <style:style style:name="P4" style:family="paragraph" style:parent-style-name="Standard">
      <style:text-properties fo:language="en" fo:country="US" officeooo:rsid="000ed8f7" officeooo:paragraph-rsid="0011d1e8"/>
    </style:style>
    <style:style style:name="P5" style:family="paragraph" style:parent-style-name="Standard">
      <style:text-properties fo:language="en" fo:country="US" officeooo:rsid="0011d1e8" officeooo:paragraph-rsid="0011d1e8"/>
    </style:style>
    <style:style style:name="P6" style:family="paragraph" style:parent-style-name="Standard">
      <style:text-properties fo:color="#c9211e" fo:language="en" fo:country="US" fo:font-weight="bold" officeooo:rsid="000bd746" officeooo:paragraph-rsid="000de00f" style:font-weight-asian="bold" style:font-weight-complex="bold"/>
    </style:style>
    <style:style style:name="P7" style:family="paragraph" style:parent-style-name="Standard">
      <style:text-properties fo:color="#c9211e" fo:language="en" fo:country="US" fo:font-weight="bold" officeooo:rsid="000bd746" officeooo:paragraph-rsid="000ed8f7" style:font-weight-asian="bold" style:font-weight-complex="bold"/>
    </style:style>
    <style:style style:name="P8" style:family="paragraph" style:parent-style-name="Standard">
      <style:text-properties fo:color="#c9211e" fo:language="en" fo:country="US" fo:font-weight="bold" officeooo:rsid="000bd746" officeooo:paragraph-rsid="0011d1e8" style:font-weight-asian="bold" style:font-weight-complex="bold"/>
    </style:style>
    <style:style style:name="T1" style:family="text">
      <style:text-properties officeooo:rsid="000c2a84"/>
    </style:style>
    <style:style style:name="T2" style:family="text">
      <style:text-properties officeooo:rsid="000fdea5"/>
    </style:style>
    <style:style style:name="T3" style:family="text">
      <style:text-properties officeooo:rsid="0011d1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o Marian begged me last week to present you something about multicollinearity. </text:p>
      <text:p text:style-name="P2"/>
      <text:p text:style-name="P6">Why this presentation?</text:p>
      <text:p text:style-name="P2">And if I recall this correctly the problem of multicollinearity arose in a discussion about the paper of Schwalbe et al. </text:p>
      <text:p text:style-name="P1">So I went over the paper and here I have copied a sentence which is about the main analysis method. So what they did in a way is they modeled a log-transformed pharmacokinetic parameter (I called it simply y). And <text:span text:style-name="T3">they </text:span>wanted this explained by the treatment of course but they also adjusted for dichotom<text:span text:style-name="T1">iz</text:span>ed weight, BMI and the study site.</text:p>
      <text:p text:style-name="P1"/>
      <text:p text:style-name="P1">Now what does this have to do with multicollinearity? <text:span text:style-name="T1">So multicollinearity essentially only says that <text:s/>a variable is well explainable by one or several other variables.</text:span></text:p>
      <text:p text:style-name="P1"/>
      <text:p text:style-name="P7">What is the problem with this?</text:p>
      <text:p text:style-name="P3">And since BMI is basically a summary measure of weight and height this means in a way that <text:span text:style-name="T2">weight is probably a good predictor for BMI. So there is probably quite some collinearity within this model.</text:span></text:p>
      <text:p text:style-name="P3"/>
      <text:p text:style-name="P8">What is the problem with collinear variables in the model?</text:p>
      <text:p text:style-name="P5">So what is the problem if we have variables in the model that are quite correlated or collinear? And to demonstrate this I thought I will simply simulate some data. And I did this by simulating the variables height and weight with different magnitudes of collinearity or correlation in this case. And what it looks like is here in these two plots. So if we have <text:s/>than we have quite a straight line if we plot those variables against each other and if not then the points can be wherever they want to be.</text:p>
      <text:p text:style-name="P4"/>
      <text:p text:style-name="P8">Small simulation?</text:p>
      <text:p text:style-name="P4">And sin</text:p>
      <text:p text:style-name="P4"/>
      <text:p text:style-name="P8">What is the problem with this?</text:p>
      <text:p text:style-name="P4">And si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6T12:03:47.231520139</meta:creation-date>
    <dc:date>2023-04-16T17:00:18.833057922</dc:date>
    <meta:editing-duration>PT8M30S</meta:editing-duration>
    <meta:editing-cycles>2</meta:editing-cycles>
    <meta:generator>LibreOffice/6.4.7.2$Linux_X86_64 LibreOffice_project/40$Build-2</meta:generator>
    <meta:document-statistic meta:table-count="0" meta:image-count="0" meta:object-count="0" meta:page-count="1" meta:paragraph-count="13" meta:word-count="281" meta:character-count="1581" meta:non-whitespace-character-count="1309"/>
  </office:meta>
</office:document-meta>
</file>